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B0000017B6B5E9ED2.png" manifest:media-type="image/png"/>
  <manifest:file-entry manifest:full-path="Pictures/100004F30000272A0000272A6C524A3C.svg" manifest:media-type="image/svg+xml"/>
  <manifest:file-entry manifest:full-path="Pictures/100000010000017B0000017BAACFD8D5.png" manifest:media-type="image/png"/>
  <manifest:file-entry manifest:full-path="Pictures/1000034C0000272A0000272AC988C2A0.svg" manifest:media-type="image/svg+xml"/>
  <manifest:file-entry manifest:full-path="Pictures/100003480000272A0000272ACD6ED0EB.svg" manifest:media-type="image/svg+xml"/>
  <manifest:file-entry manifest:full-path="Pictures/100000010000017B0000017B380F8183.png" manifest:media-type="image/png"/>
  <manifest:file-entry manifest:full-path="Pictures/100000010000017B0000017B638ECAA0.png" manifest:media-type="image/png"/>
  <manifest:file-entry manifest:full-path="Pictures/100000010000017B0000017BD43D7072.png" manifest:media-type="image/png"/>
  <manifest:file-entry manifest:full-path="Pictures/1000043E0000272A0000272A7FE9AD7C.svg" manifest:media-type="image/svg+xml"/>
  <manifest:file-entry manifest:full-path="Pictures/1000034A0000272A0000272AB24747A0.svg" manifest:media-type="image/svg+xml"/>
  <manifest:file-entry manifest:full-path="Pictures/1000034A0000272A0000272AAFCDF4B2.svg" manifest:media-type="image/svg+xml"/>
  <manifest:file-entry manifest:full-path="Pictures/100000010000017B0000017B6693B705.png" manifest:media-type="image/png"/>
  <manifest:file-entry manifest:full-path="Pictures/1000030B0000272A0000272A08AE398D.svg" manifest:media-type="image/svg+xml"/>
  <manifest:file-entry manifest:full-path="Pictures/100000010000017B0000017B7894E8D7.png" manifest:media-type="image/png"/>
  <manifest:file-entry manifest:full-path="Pictures/100000010000017B0000017BC20601DD.png" manifest:media-type="image/png"/>
  <manifest:file-entry manifest:full-path="Pictures/1000030B0000272A0000272AB1C39A4B.svg" manifest:media-type="image/svg+xml"/>
  <manifest:file-entry manifest:full-path="Pictures/100000010000017B0000017B5C87BDF9.png" manifest:media-type="image/png"/>
  <manifest:file-entry manifest:full-path="Pictures/100003FF0000272A0000272AE83D5265.svg" manifest:media-type="image/svg+xml"/>
  <manifest:file-entry manifest:full-path="Pictures/100000010000017B0000017BF8DD6C6E.png" manifest:media-type="image/png"/>
  <manifest:file-entry manifest:full-path="Pictures/100003870000272A0000272A641E554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draw:style-name="gr1">
          <draw:frame draw:style-name="gr2" draw:text-style-name="P1" draw:layer="layout" svg:width="3.704cm" svg:height="4.064cm" svg:x="2.54cm" svg:y="2.54cm">
            <draw:image xlink:href="Pictures/100003480000272A0000272ACD6ED0EB.svg" xlink:type="simple" xlink:show="embed" xlink:actuate="onLoad" draw:mime-type="image/svg+xml">
              <text:p/>
            </draw:image>
            <draw:image xlink:href="Pictures/100000010000017B0000017B380F8183.png" xlink:type="simple" xlink:show="embed" xlink:actuate="onLoad" draw:mime-type="image/png"/>
          </draw:frame>
          <draw:frame draw:style-name="gr2" draw:text-style-name="P1" draw:layer="layout" svg:width="3.704cm" svg:height="4.064cm" svg:x="7.17cm" svg:y="2.54cm">
            <draw:image xlink:href="Pictures/1000034A0000272A0000272AB24747A0.svg" xlink:type="simple" xlink:show="embed" xlink:actuate="onLoad" draw:mime-type="image/svg+xml">
              <text:p/>
            </draw:image>
            <draw:image xlink:href="Pictures/100000010000017B0000017BD43D7072.png" xlink:type="simple" xlink:show="embed" xlink:actuate="onLoad" draw:mime-type="image/png"/>
          </draw:frame>
          <draw:frame draw:style-name="gr2" draw:text-style-name="P1" draw:layer="layout" svg:width="3.705cm" svg:height="4.064cm" svg:x="11.8cm" svg:y="2.54cm">
            <draw:image xlink:href="Pictures/1000034A0000272A0000272AAFCDF4B2.svg" xlink:type="simple" xlink:show="embed" xlink:actuate="onLoad" draw:mime-type="image/svg+xml">
              <text:p/>
            </draw:image>
            <draw:image xlink:href="Pictures/100000010000017B0000017B6693B705.png" xlink:type="simple" xlink:show="embed" xlink:actuate="onLoad" draw:mime-type="image/png"/>
          </draw:frame>
          <draw:frame draw:style-name="gr2" draw:text-style-name="P1" draw:layer="layout" svg:width="3.704cm" svg:height="4.064cm" svg:x="16.431cm" svg:y="2.54cm">
            <draw:image xlink:href="Pictures/1000030B0000272A0000272A08AE398D.svg" xlink:type="simple" xlink:show="embed" xlink:actuate="onLoad" draw:mime-type="image/svg+xml">
              <text:p/>
            </draw:image>
            <draw:image xlink:href="Pictures/100000010000017B0000017BC20601DD.png" xlink:type="simple" xlink:show="embed" xlink:actuate="onLoad" draw:mime-type="image/png"/>
          </draw:frame>
          <draw:frame draw:style-name="gr2" draw:text-style-name="P1" draw:layer="layout" svg:width="3.704cm" svg:height="4.064cm" svg:x="21.061cm" svg:y="2.54cm">
            <draw:image xlink:href="Pictures/1000030B0000272A0000272AB1C39A4B.svg" xlink:type="simple" xlink:show="embed" xlink:actuate="onLoad" draw:mime-type="image/svg+xml">
              <text:p/>
            </draw:image>
            <draw:image xlink:href="Pictures/100000010000017B0000017B5C87BDF9.png" xlink:type="simple" xlink:show="embed" xlink:actuate="onLoad" draw:mime-type="image/png"/>
          </draw:frame>
          <draw:frame draw:style-name="gr2" draw:text-style-name="P1" draw:layer="layout" svg:width="3.704cm" svg:height="4.064cm" svg:x="2.54cm" svg:y="8.636cm">
            <draw:image xlink:href="Pictures/100003FF0000272A0000272AE83D5265.svg" xlink:type="simple" xlink:show="embed" xlink:actuate="onLoad" draw:mime-type="image/svg+xml">
              <text:p/>
            </draw:image>
            <draw:image xlink:href="Pictures/100000010000017B0000017BF8DD6C6E.png" xlink:type="simple" xlink:show="embed" xlink:actuate="onLoad" draw:mime-type="image/png"/>
          </draw:frame>
          <draw:frame draw:style-name="gr2" draw:text-style-name="P1" draw:layer="layout" svg:width="3.704cm" svg:height="4.064cm" svg:x="7.17cm" svg:y="8.636cm">
            <draw:image xlink:href="Pictures/100003870000272A0000272A641E5542.svg" xlink:type="simple" xlink:show="embed" xlink:actuate="onLoad" draw:mime-type="image/svg+xml">
              <text:p/>
            </draw:image>
            <draw:image xlink:href="Pictures/100000010000017B0000017B7894E8D7.png" xlink:type="simple" xlink:show="embed" xlink:actuate="onLoad" draw:mime-type="image/png"/>
          </draw:frame>
          <draw:frame draw:style-name="gr2" draw:text-style-name="P1" draw:layer="layout" svg:width="3.705cm" svg:height="4.064cm" svg:x="11.8cm" svg:y="8.636cm">
            <draw:image xlink:href="Pictures/1000034C0000272A0000272AC988C2A0.svg" xlink:type="simple" xlink:show="embed" xlink:actuate="onLoad" draw:mime-type="image/svg+xml">
              <text:p/>
            </draw:image>
            <draw:image xlink:href="Pictures/100000010000017B0000017BAACFD8D5.png" xlink:type="simple" xlink:show="embed" xlink:actuate="onLoad" draw:mime-type="image/png"/>
          </draw:frame>
          <draw:frame draw:style-name="gr2" draw:text-style-name="P1" draw:layer="layout" svg:width="3.704cm" svg:height="4.064cm" svg:x="16.431cm" svg:y="8.636cm">
            <draw:image xlink:href="Pictures/100004F30000272A0000272A6C524A3C.svg" xlink:type="simple" xlink:show="embed" xlink:actuate="onLoad" draw:mime-type="image/svg+xml">
              <text:p/>
            </draw:image>
            <draw:image xlink:href="Pictures/100000010000017B0000017B638ECAA0.png" xlink:type="simple" xlink:show="embed" xlink:actuate="onLoad" draw:mime-type="image/png"/>
          </draw:frame>
          <draw:frame draw:style-name="gr2" draw:text-style-name="P1" draw:layer="layout" svg:width="3.704cm" svg:height="4.064cm" svg:x="21.061cm" svg:y="8.636cm">
            <draw:image xlink:href="Pictures/1000043E0000272A0000272A7FE9AD7C.svg" xlink:type="simple" xlink:show="embed" xlink:actuate="onLoad" draw:mime-type="image/svg+xml">
              <text:p/>
            </draw:image>
            <draw:image xlink:href="Pictures/100000010000017B0000017B6B5E9ED2.png" xlink:type="simple" xlink:show="embed" xlink:actuate="onLoad" draw:mime-type="image/png"/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5:52:16.628150066</meta:creation-date>
    <dc:date>2025-11-14T15:57:36.982697697</dc:date>
    <meta:editing-duration>PT5M22S</meta:editing-duration>
    <meta:editing-cycles>1</meta:editing-cycles>
    <meta:document-statistic meta:object-count="34"/>
    <meta:generator>LibreOffice/24.2.7.2$Linux_X86_64 LibreOffice_project/420$Build-2</meta:generator>
  </office:meta>
</office:document-meta>
</file>